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ffffff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ffffff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ffffff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ffffff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ffffff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svg:stroke-color="#ffff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ffffff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ffffff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svg:stroke-color="#ffff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line-height="85%" fo:text-align="center"/>
      <style:text-properties fo:color="#ffffff"/>
    </style:style>
    <style:style style:name="P3" style:family="paragraph">
      <style:paragraph-properties fo:line-height="85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start">
        <style:tab-stops/>
      </style:paragraph-properties>
      <style:text-properties fo:color="#ffffff"/>
    </style:style>
    <style:style style:name="P6" style:family="paragraph">
      <style:paragraph-properties fo:text-align="start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line-height="80%" fo:text-align="center"/>
      <style:text-properties fo:color="#ffffff"/>
    </style:style>
    <style:style style:name="P8" style:family="paragraph">
      <style:paragraph-properties fo:line-height="80%"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line-height="85%" fo:text-align="center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start"/>
      <style:text-properties fo:color="#ffffff" fo:font-size="14pt" fo:font-weight="normal" style:font-size-asian="14pt" style:font-weight-asian="normal" style:font-size-complex="14pt" style:font-weight-complex="normal"/>
    </style:style>
    <style:style style:name="P11" style:family="paragraph">
      <style:paragraph-properties fo:text-align="center">
        <style:tab-stops/>
      </style:paragraph-properties>
      <style:text-properties fo:color="#ffffff"/>
    </style:style>
    <style:style style:name="P12" style:family="paragraph">
      <style:paragraph-properties fo:text-align="center">
        <style:tab-stops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4" draw:layer="layout" svg:width="7cm" svg:height="4cm" svg:x="6cm" svg:y="5cm">
          <text:p text:style-name="P1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6" draw:layer="layout" svg:width="3cm" svg:height="0.6cm" svg:x="2cm" svg:y="11cm">
          <draw:text-box>
            <text:p text:style-name="P5"><text:span text:style-name="T2">CAN Bus</text:span></text:p>
          </draw:text-box>
        </draw:frame>
        <draw:rect draw:style-name="gr2" draw:text-style-name="P4" draw:layer="layout" svg:width="3cm" svg:height="2cm" svg:x="4cm" svg:y="2cm">
          <text:p text:style-name="P1"><text:span text:style-name="T3">5V PSU</text:span></text:p>
          <text:p text:style-name="P1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6" draw:layer="layout" svg:width="2cm" svg:height="0.6cm" svg:x="2cm" svg:y="2.3cm">
          <draw:text-box>
            <text:p text:style-name="P5"><text:span text:style-name="T4">VIN</text:span></text:p>
          </draw:text-box>
        </draw:frame>
        <draw:frame draw:style-name="gr7" draw:text-style-name="P6" draw:layer="layout" svg:width="2cm" svg:height="0.6cm" svg:x="2cm" svg:y="3.2cm">
          <draw:text-box>
            <text:p text:style-name="P5"><text:span text:style-name="T2">(7-23V)</text:span></text:p>
          </draw:text-box>
        </draw:frame>
        <draw:rect draw:style-name="gr2" draw:text-style-name="P8" draw:layer="layout" svg:width="2.5cm" svg:height="2cm" svg:x="8cm" svg:y="2cm">
          <text:p text:style-name="P7"><text:span text:style-name="T3">3.3V</text:span></text:p>
          <text:p text:style-name="P7"><text:span text:style-name="T3">PSU</text:span></text:p>
          <text:p text:style-name="P7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9" draw:layer="layout" svg:width="9cm" svg:height="1cm" svg:x="12cm" svg:y="11cm">
          <text:p text:style-name="P1"><text:span text:style-name="T1">Barometric Pressure</text:span></text:p>
        </draw:rect>
        <draw:rect draw:style-name="gr2" draw:text-style-name="P4" draw:layer="layout" svg:width="9cm" svg:height="1cm" svg:x="12cm" svg:y="2cm">
          <text:p text:style-name="P1"><text:span text:style-name="T1">Pitot Pressure</text:span></text:p>
        </draw:rect>
        <draw:rect draw:style-name="gr2" draw:text-style-name="P4" draw:layer="layout" svg:width="8cm" svg:height="1cm" svg:x="14cm" svg:y="3.5cm">
          <text:p text:style-name="P1"><text:span text:style-name="T1">GNSS / GPS Module</text:span></text:p>
        </draw:rect>
        <draw:rect draw:style-name="gr2" draw:text-style-name="P4" draw:layer="layout" svg:width="8cm" svg:height="1cm" svg:x="14cm" svg:y="5cm">
          <text:p text:style-name="P1"><text:span text:style-name="T1">Ultrasonic Ranging</text:span></text:p>
        </draw:rect>
        <draw:rect draw:style-name="gr2" draw:text-style-name="P4" draw:layer="layout" svg:width="8cm" svg:height="1cm" svg:x="14cm" svg:y="8cm">
          <text:p text:style-name="P1"><text:span text:style-name="T1">3-axis Magnetometer</text:span></text:p>
        </draw:rect>
        <draw:rect draw:style-name="gr2" draw:text-style-name="P4" draw:layer="layout" svg:width="8cm" svg:height="1cm" svg:x="14cm" svg:y="6.5cm">
          <text:p text:style-name="P1"><text:span text:style-name="T1">3-axis Gyroscope</text:span></text:p>
        </draw:rect>
        <draw:rect draw:style-name="gr2" draw:text-style-name="P4" draw:layer="layout" svg:width="8cm" svg:height="1cm" svg:x="14cm" svg:y="9.5cm">
          <text:p text:style-name="P1"><text:span text:style-name="T1">3-axis Accelerometer</text:span></text:p>
        </draw:rect>
        <draw:polyline draw:style-name="gr1" draw:text-style-name="P1" draw:layer="layout" svg:width="0.499cm" svg:height="2.399cm" svg:x="11.5cm" svg:y="9.1cm" svg:viewBox="0 0 500 2400" draw:points="0,0 0,2400 500,2400">
          <text:p/>
        </draw:polyline>
        <draw:polyline draw:style-name="gr1" draw:text-style-name="P1" draw:layer="layout" svg:width="1.499cm" svg:height="0.899cm" svg:x="12.5cm" svg:y="9.1cm" svg:viewBox="0 0 1500 900" draw:points="0,0 0,900 1500,900">
          <text:p/>
        </draw:polyline>
        <draw:line draw:style-name="gr1" draw:text-style-name="P1" draw:layer="layout" svg:x1="13.1cm" svg:y1="5.5cm" svg:x2="14cm" svg:y2="5.5cm">
          <text:p/>
        </draw:line>
        <draw:polyline draw:style-name="gr1" draw:text-style-name="P1" draw:layer="layout" svg:width="0.499cm" svg:height="2.399cm" svg:x="11.5cm" svg:y="2.5cm" svg:viewBox="0 0 500 2400" draw:points="0,2400 0,0 500,0">
          <text:p/>
        </draw:polyline>
        <draw:polyline draw:style-name="gr1" draw:text-style-name="P1" draw:layer="layout" svg:width="1.499cm" svg:height="0.899cm" svg:x="12.5cm" svg:y="4cm" svg:viewBox="0 0 1500 900" draw:points="0,900 0,0 1500,0">
          <text:p/>
        </draw:polyline>
        <draw:circle draw:style-name="gr9" draw:text-style-name="P1" draw:layer="layout" svg:width="0.4cm" svg:height="0.4cm" svg:x="21cm" svg:y="2.3cm">
          <text:p/>
        </draw:circle>
        <draw:circle draw:style-name="gr9" draw:text-style-name="P1" draw:layer="layout" svg:width="0.4cm" svg:height="0.4cm" svg:x="21cm" svg:y="11.3cm">
          <text:p/>
        </draw:circle>
        <draw:rect draw:style-name="gr10" draw:text-style-name="P10" draw:layer="layout" svg:width="1cm" svg:height="4cm" svg:x="4cm" svg:y="5cm">
          <text:p/>
        </draw:rect>
        <draw:frame draw:style-name="gr11" draw:text-style-name="P12" draw:layer="layout" svg:width="4cm" svg:height="1cm" draw:transform="rotate (1.5707963267946) translate (4cm 9cm)">
          <draw:text-box>
            <text:p text:style-name="P11"><text:span text:style-name="T4">Prog. Header</text:span></text:p>
          </draw:text-box>
        </draw:frame>
        <draw:line draw:style-name="gr12" draw:text-style-name="P1" draw:layer="layout" svg:x1="6cm" svg:y1="7cm" svg:x2="5cm" svg:y2="7cm">
          <text:p/>
        </draw:line>
        <draw:line draw:style-name="gr1" draw:text-style-name="P1" draw:layer="layout" svg:x1="13.1cm" svg:y1="7cm" svg:x2="14cm" svg:y2="7cm">
          <text:p/>
        </draw:line>
        <draw:line draw:style-name="gr1" draw:text-style-name="P1" draw:layer="layout" svg:x1="13.1cm" svg:y1="8.5cm" svg:x2="14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2M50S</meta:editing-duration>
    <meta:editing-cycles>34</meta:editing-cycles>
    <meta:generator>OpenOffice/4.1.1$Win32 OpenOffice.org_project/411m6$Build-9775</meta:generator>
    <dc:date>2017-04-30T22:46:19.88</dc:date>
    <dc:creator>Rene Broich</dc:creator>
    <meta:document-statistic meta:object-count="32"/>
  </office:meta>
</office:document-meta>
</file>